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cc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cc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009933" draw:stroke="none" fo:margin="1.000000000000000pt" style:wrap="biggest" style:wrap-dynamic-threshold="0.000000000000000pt" svg:fill-rule="evenodd"/>
    </style:style>
    <style:style style:name="gr7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603"/>
        </draw:layer-set>
        <draw:g draw:style-name="gr1" draw:id="shape1" svg:y="0.00000295952pt">
          <draw:path draw:style-name="gr2" draw:id="shape2" draw:name="path581" draw:layer="g603" svg:width="88.44518161064pt" svg:height="118.00210084034pt" draw:transform="matrix(0.49996014000 0.00000000000 0.00000000000 0.50009399000 0.00000015932pt 20.38143860111pt)" svg:viewBox="0 0 88 118" svg:d="M0 118.002L0 0L88.4452 58.9688Z" koffice:nodeTypes="cccc"/>
          <draw:path draw:style-name="gr3" draw:id="shape3" draw:name="path597" draw:layer="g603" svg:width="239.65792198000pt" svg:height="66.29148309015pt" draw:transform="matrix(0.49996014000 0.00000000000 0.00000000000 0.50009399000 30.09516078184pt 66.67133854109pt)" svg:viewBox="0 0 240 66" svg:d="M0 66.2915L98.9757 0L239.658 0L239.658 66.2915Z" koffice:nodeTypes="ccccc"/>
          <draw:path draw:style-name="gr4" draw:id="shape4" draw:name="path598" draw:layer="g603" svg:width="239.65792198000pt" svg:height="66.32332733088pt" draw:transform="matrix(0.49996014000 0.00000000000 0.00000000000 0.50009399000 30.09516078184pt 0.00000295952pt)" svg:viewBox="0 0 240 66" svg:d="M0 0.00478576L239.658 0.00478576L239.658 66.3233L98.9757 66.3233C98.9757 66.3233 1.31906 -0.651077 0 0.00478576Z" koffice:nodeTypes="ccccc"/>
          <draw:path draw:style-name="gr5" draw:id="shape5" draw:name="path599" draw:layer="g603" svg:width="111.23824770523pt" svg:height="150.00000000000pt" draw:transform="matrix(0.49996014000 0.00000000000 0.00000000000 0.50009399000 0.00000015932pt 12.50475822102pt)" svg:viewBox="0 0 111 150" svg:d="M1.13809e-14 0C1.13809e-14 0 1.13809e-14 15.7504 1.13809e-14 15.7504L88.317 74.968L0 134.25L0 150L111.238 74.968Z" koffice:nodeTypes="ccccccc"/>
          <draw:path draw:style-name="gr6" draw:id="shape6" draw:name="path600" draw:layer="g603" svg:width="300.04792191360pt" svg:height="199.91560890400pt" draw:transform="matrix(0.49996014000 0.00000000000 0.00000000000 0.50009399000 0.00000015932pt 0.00240847102pt)" svg:viewBox="0 0 300 200" svg:d="M5.68479e-15 24.9947L5.68479e-15 0L37.0734 0L154.794 79.6079L300.048 79.6079L300.048 120.318L154.794 120.318L37.0734 199.916L0 199.916L0 174.963L111.128 99.9468Z" koffice:nodeTypes="cccccccccccc"/>
          <draw:path draw:style-name="gr7" draw:id="shape7" draw:name="path601" draw:layer="g603" svg:width="262.90752812958pt" svg:height="79.25135968800pt" draw:transform="matrix(0.49996014000 0.00000000000 0.00000000000 0.50009399000 18.53372253318pt 0.00240847102pt)" svg:viewBox="0 0 263 79" svg:d="M0 0L23.1206 0L122.149 66.3434L262.908 66.3434L262.908 79.2514L117.69 79.2514Z" koffice:nodeTypes="ccccccc"/>
          <draw:path draw:style-name="gr7" draw:id="shape8" draw:name="path602" draw:layer="g603" svg:width="262.90752812958pt" svg:height="79.22906631200pt" draw:transform="matrix(0.49996014000 0.00000000000 0.00000000000 0.50009399000 18.53372253318pt 60.18571960358pt)" svg:viewBox="0 0 263 79" svg:d="M0 79.2291L23.1206 79.2291L122.149 12.9062L262.908 12.9062L262.908 0L117.69 0Z" koffice:nodeTypes="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2:18</dc:date>
    <meta:creation-date>2011-05-22T06:10:37</meta:creation-date>
    <dc:creator>Yue Liu</dc:creator>
  </office:meta>
</office:document-meta>
</file>